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5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esting Mathematical Notations in MarkDoc</text:p>
      <text:p text:style-name="Author">E. F. Haghish</text:p>
      <text:p text:style-name="Date">21 Aug 2016</text:p>
      <text:p text:style-name="Text_20_body">Use a single "$" sign for writing inline mathematical notations. For example, <draw:frame text:anchor-type="as-char" style:vertical-pos="middle" style:vertical-rel="text"><draw:object xlink:href="Formula-0/" xlink:type="simple" xlink:show="embed" xlink:actuate="onLoad"/></draw:frame> would be rendered inline with the text paragraph. Use double dollar signs "$$" for placing the notations on a separate lines:</text:p>
      <text:p text:style-name="Text_20_body"><draw:frame text:anchor-type="paragraph" style:vertical-pos="middle" style:vertical-rel="text"><draw:object xlink:href="Formula-1/" xlink:type="simple" xlink:show="embed" xlink:actuate="onLoad"/></draw:frame></text:p>
      <text:list text:style-name="L1">
        <text:list-item>
          <text:p text:style-name="P1">Since the notations appear in comments, they will not be interpreted by Stata as global macros.</text:p>
        </text:list-item>
        <text:list-item>
          <text:p text:style-name="P1">Place a backslash before the "$" if you are using them in the document, but not for rendering mathematical notations. The backslash will not appear in the dynamic document.</text:p>
        </text:list-item>
        <text:list-item>
          <text:p text:style-name="P1">You can also write dynamic mathematical notations using the <text:span text:style-name="T1">txt</text:span> command.</text:p>
          <text:p text:style-name="P2"><text:s text:c="2"/>. <text:s text:c="1"/>local a = 10</text:p>
        </text:list-item>
      </text:list>
      <text:p text:style-name="First_20_paragraph"><draw:frame text:anchor-type="paragraph" style:vertical-pos="middle" style:vertical-rel="text"><draw:object xlink:href="Formula-2/" xlink:type="simple" xlink:show="embed" xlink:actuate="onLoad"/></draw:frame></text:p>
      <text:list text:style-name="L2">
        <text:list-item>
          <text:p text:style-name="P3">the $ sign can be used for writing mathematical notations. To do so, write your LaTeX no tations between a single dollar sign for inline notations. For example: <draw:frame text:anchor-type="as-char" style:vertical-pos="middle" style:vertical-rel="text"><draw:object xlink:href="Formula-3/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Mathematical Notations in MarkDoc</dc:title>
  </office:meta>
</office:document-meta>
</file>

<file path=Formula-0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n</mi>
        <mo>=</mo>
        <mn>0</mn>
      </mrow>
      <mo>∞</mo>
    </msubsup>
    <mfrac>
      <mrow>
        <msup>
          <mi>f</mi>
          <mrow>
            <mo stretchy="false" form="prefix">(</mo>
            <mi>n</mi>
            <mo stretchy="false" form="postfix">)</mo>
          </mrow>
        </msup>
        <mo stretchy="false" form="prefix">(</mo>
        <mi>a</mi>
        <mo stretchy="false" form="postfix">)</mo>
      </mrow>
      <mrow>
        <mi>n</mi>
        <mo>!</mo>
      </mrow>
    </mfrac>
    <mo stretchy="false" form="prefix">(</mo>
    <mi>x</mi>
    <mo>−</mo>
    <mi>a</mi>
    <msup>
      <mo stretchy="false" form="postfix">)</mo>
      <mi>n</mi>
    </msup>
  </mrow>
</math>
</file>

<file path=Formula-1/content.xml><?xml version="1.0" encoding="utf-8"?>
<math xmlns="http://www.w3.org/1998/Math/MathML" display="block">
  <mrow>
    <msub>
      <mi>Y</mi>
      <mi>i</mi>
    </msub>
    <mo>=</mo>
    <msub>
      <mi>β</mi>
      <mn>0</mn>
    </msub>
    <mo>+</mo>
    <msub>
      <mi>β</mi>
      <mn>1</mn>
    </msub>
    <msub>
      <mi>X</mi>
      <mi>i</mi>
    </msub>
    <mo>+</mo>
    <msub>
      <mi>ϵ</mi>
      <mi>i</mi>
    </msub>
  </mrow>
</math>
</file>

<file path=Formula-2/content.xml><?xml version="1.0" encoding="utf-8"?>
<math xmlns="http://www.w3.org/1998/Math/MathML" display="block">
  <mrow>
    <msub>
      <mi>β</mi>
      <mn>1</mn>
    </msub>
    <mo>=</mo>
    <mn>10</mn>
  </mrow>
</math>
</file>

<file path=Formula-3/content.xml><?xml version="1.0" encoding="utf-8"?>
<math xmlns="http://www.w3.org/1998/Math/MathML" display="inline">
  <mrow>
    <msub>
      <mi>β</mi>
      <mn>1</mn>
    </msub>
    <mo>=</mo>
    <mn>10</mn>
  </mrow>
</math>
</file>